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5"><text:span text:style-name="T7">do text</text:span></text:p><text:p text:style-name="P5"><text:span text:style-name="T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909cm" svg:y="0.27cm" svg:width="7.631cm" svg:height="3.055cm" draw:z-index="1"><draw:text-box><text:p text:style-name="Frame_20_contents"><office:annotation><dc:creator>Gauthier Bastien</dc:creator><dc:date>2011-02-16T14:49:10</dc:date><text:p text:style-name="P5"><text:span text:style-name="T7">do text if not len(urbanEventObj.getClaimants()) &gt; 1</text:span></text:p><text:p text:style-name="P5"><text:span text:style-name="T7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5"><text:span text:style-name="T7">do text if </text:span><text:span text:style-name="T8">len(</text:span><text:span text:style-name="T8">urbanEventObj.getClaimants()</text:span><text:span text:style-name="T8">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4"><office:annotation><dc:creator>Gauthier Bastien</dc:creator><dc:date>2011-02-17T09:18:17</dc:date><text:p text:style-name="P5"><text:span text:style-name="T7">do text if </text:span><text:span text:style-name="T8">len(</text:span><text:span text:style-name="T8">urbanEventObj.getClaimants()</text:span><text:span text:style-name="T8">) &gt; 1</text:span></text:p></office:annotation><text:text-input text:description="Plusieurs demandeurs">urbanEventObj.getMultipleClaimantsCSV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Enquête publique : accusé de réception d'une réclamation</text:p>
      <text:p text:style-name="UrbanBody"/>
      <text:p text:style-name="UrbanBody"><text:span text:style-name="T6"><office:annotation><dc:creator>Gauthier Bastien</dc:creator><dc:date>2011-01-13T14:56:41</dc:date><text:p text:style-name="P5"><text:span text:style-name="T7">do text</text:span></text:p><text:p text:style-name="P5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5"><text:span text:style-name="T12">do text if len(</text:span><text:span text:style-name="T8">urbanEventObj.getClaimants()</text:span><text:span text:style-name="T12">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5"><text:span text:style-name="T11">do text if not len(</text:span><text:span text:style-name="T8">urbanEventObj.getClaimants()</text:span><text:span text:style-name="T11">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5"><text:span text:style-name="T8">do text if not len(</text:span><text:span text:style-name="T8">urbanEventObj.getClaimants()</text:span><text:span text:style-name="T8">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5"><text:span text:style-name="T8">do text if len(</text:span><text:span text:style-name="T8">urbanEventObj.getClaimants()</text:span><text:span text:style-name="T8">) &gt; 1</text:span></text:p></office:annotation><text:span text:style-name="T3"><office:annotation><dc:creator>Gauthier Bastien</dc:creator><dc:date>2011-02-17T09:18:17</dc:date><text:p text:style-name="P5"><text:span text:style-name="T7">do text if </text:span><text:span text:style-name="T8">len(</text:span><text:span text:style-name="T8">urbanEventObj.getClaimants()</text:span><text:span text:style-name="T8">) &gt; 1</text:span></text:p></office:annotation></text:span><text:span text:style-name="T3">&lt;%Titre%&gt;</text:span>,</text:p>
      <text:p text:style-name="UrbanBody"/>
      <text:p text:style-name="UrbanBody">Nous accusons bonne réception de votre courrier daté du [XXX], reçu dans le cadre de l'enquête publique concernant la demande de Permis d'urbanisme introduite par <text:span text:style-name="T6"><text:text-input text:description="Demandeurs">self.getApplicantsSignaletic(withaddress=True)</text:text-input></text:span><text:span text:style-name="T6"> </text:span></text:p>
      <text:p text:style-name="UrbanBody"/>
      <text:p text:style-name="UrbanBody"><text:span text:style-name="T6">L'objet de la demande est : </text:span><text:span text:style-name="T6"><text:text-input text:description="Objet des travaux">self.getLicenceSubject()</text:text-input></text:span><text:span text:style-name="T6">, sur un bien sis </text:span><text:span text:style-name="T6"><text:text-input text:description="Situation des travaux">self.getWorkLocationSignaletic()</text:text-input></text:span><text:span text:style-name="T6">.</text:span></text:p>
      <text:p text:style-name="UrbanBody"/>
      <text:p text:style-name="UrbanBody"><office:annotation><dc:creator>Gauthier Bastien</dc:creator><dc:date>2011-06-14T13:57:41</dc:date><text:p text:style-name="P5"><text:span text:style-name="T9">do text if not tool.isDecentralized or (</text:span><text:span text:style-name="T10">tool.isDecentralized </text:span><text:span text:style-name="T9">and self.getFolderCategory() == 'art127')</text:span></text:p></office:annotation>Votre lettre, qui a retenu toute notre attention sera jointe au procès-verbal de clôture d'enquête et fera partie intégrante du dossier qui sera soumis à l'avis de notre Collège Communal et ensuite renvoyé au Fonctionnaire Délégué à qui il appartient d'accorder ou de refuser le permis.</text:p>
      <text:p text:style-name="UrbanBody"><office:annotation><dc:creator>Gauthier Bastien</dc:creator><dc:date>2011-06-14T13:57:41</dc:date><text:p text:style-name="P5"><text:span text:style-name="T9">do text if </text:span><text:span text:style-name="T10">tool.isDecentralized </text:span><text:span text:style-name="T9">and not self.getFolderCategory() == 'art127'</text:span></text:p></office:annotation>Votre lettre, qui a retenu toute notre attention sera jointe au procès-verbal de clôture d'enquête et fera partie intégrante du dossier qui sera soumis à l'avis de notre Collège Communal à qui il appartient d'accorder ou de refuser le permis.</text:p>
      <text:p text:style-name="UrbanBody"/>
      <text:p text:style-name="UrbanBody">Nous ne manquerons pas de vous informer du suivi de cette affaire.</text:p>
      <text:p text:style-name="UrbanBody"/>
      <text:p text:style-name="UrbanBody">Pour tout renseignement complémentaire relatif à l'instruction de ce dossier, nous vous invitons à contacter la personne renseignée en haut à gauche de ce document.</text:p>
      <text:p text:style-name="UrbanBody"/>
      <text:p text:style-name="UrbanBody"><office:annotation><dc:creator>Gauthier Bastien</dc:creator><dc:date>2011-02-21T09:23:46</dc:date><text:p text:style-name="P5"><text:span text:style-name="T8">do text if not len(</text:span><text:span text:style-name="T8">urbanEventObj.getClaimants()</text:span><text:span text:style-name="T8">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5"><text:span text:style-name="T8">do text if len(</text:span><text:span text:style-name="T8">urbanEventObj.getClaimants()</text:span><text:span text:style-name="T8">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5"><text:span text:style-name="T7">do text</text:span></text:p><text:p text:style-name="P5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2T11:36:30</dc:date>
    <dc:language>fr-FR</dc:language>
    <meta:editing-cycles>136</meta:editing-cycles>
    <meta:editing-duration>PT53H39M50S</meta:editing-duration>
    <dc:creator>Gauthier Bastien</dc:creator>
    <meta:document-statistic meta:table-count="0" meta:image-count="0" meta:object-count="0" meta:page-count="1" meta:paragraph-count="25" meta:word-count="238" meta:character-count="1923"/>
    <meta:user-defined meta:name="Info 1"/>
    <meta:user-defined meta:name="Info 2"/>
    <meta:user-defined meta:name="Info 3"/>
    <meta:user-defined meta:name="Info 4"/>
  </office:meta>
</office:document-meta>
</file>